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1f94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ffd1d1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1f94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1f94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ff6ff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2">1. TrJn; ES1: =007627</text:p>
      <text:p text:style-name="P3">WHEEEEEEEEEEE!</text:p>
      <text:p text:style-name="P3">JANE! HEY JANE!</text:p>
      <text:p text:style-name="P3">JANE TAKE MY HAND AND FLY AWAY WITH ME!</text:p>
      <text:p text:style-name="P3">WHY OFF TO ADVENTURE OF COURSE!</text:p>
      <text:p text:style-name="P3">OH JANE!</text:p>
      <text:p text:style-name="P3">I WAS THINKING ABOUT WHAT YOU SAID!</text:p>
      <text:p text:style-name="P3">ABOUT HOW YOU LOVE ME AND WANT TO MARRY ME?</text:p>
      <text:p text:style-name="P3">LETS DO IT!</text:p>
      <text:p text:style-name="P3">LETS DO ROMANCE WITH EACH OTHER.</text:p>
      <text:p text:style-name="P3">YES!</text:p>
      <text:p text:style-name="P3">INDUBITABLY!</text:p>
      <text:p text:style-name="P3">IF I HAD MY DRUTHERS WED GET HITCHED HERE AND NOW!</text:p>
      <text:p text:style-name="P3">ALSO I BELIEVE YOU MENTIONED SOMETHING ABOUT BABIES?</text:p>
      <text:p text:style-name="P3"><text:soft-page-break/>I THINK YOU'RE RIGHT!</text:p>
      <text:p text:style-name="P3">WE SHOULD HAVE SO MANY BABIES TOGETHER JANE!</text:p>
      <text:p text:style-name="P3">OH I DONT KNOW. MAYBE...</text:p>
      <text:p text:style-name="P3">A ZILLION???????????</text:p>
      <text:p text:style-name="P3">WE SHOULD COMMENCE SUCH ACTIVITIES POST HASTE!</text:p>
      <text:p text:style-name="P3">BUT NOT BEFORE OUR ADVENTUER!</text:p>
      <text:p text:style-name="P3">ARE YOU COMING MR ERISOL?</text:p>
      <text:p text:style-name="P2">_</text:p>
      <text:p text:style-name="P2">2. ES2; TrJn2: =007628</text:p>
      <text:p text:style-name="P3">OH YES YOU ARE! HOPE IN BUDDY!</text:p>
      <text:p text:style-name="P3">HAHAHAHAHAHAHAHAHAHAHAHA!</text:p>
      <text:p text:style-name="P2">_</text:p>
      <text:p text:style-name="P2">3. RxLa1; TrJn3: =007630</text:p>
      <text:p text:style-name="P3">ROXY!</text:p>
      <text:p text:style-name="P3">ROXYYYYYYYYYYY!</text:p>
      <text:p text:style-name="P3">COME OUT COME OUT WHEREVER YOU ARE!</text:p>
      <text:p text:style-name="P3">DONT BE SILLY JANE OF COURSE SHE LIKES CANDY!</text:p>
      <text:p text:style-name="P3">ROXY WHATS THE MATTER! DONT BE SHY!</text:p>
      <text:p text:style-name="P3">THERES NO REASON TO BE SHY! LOOK HOW HAPPY WE ARE!</text:p>
      <text:p text:style-name="P3">WE ARE GOING TO BE MARRIED AND HAVE MANY CHILDREN!</text:p>
      <text:p text:style-name="P3">YEAH! OR HECK MAYBE EVEN JUST ANOTHER BRIDE!</text:p>
      <text:p text:style-name="P3">THAT'S TRUE JANE. BUT WHAT IF IT WOULD MAKE ROXY HAPPY TO MARRY ME AS WELL?</text:p>
      <text:p text:style-name="P3">THANKS JANE! I WAS THINKING ABOUT WHAT YOU SAID ABOUT BEING TOO SELF CENTERED SO I THOUGHT ID TRY BEING A BETTER PERSON!</text:p>
      <text:p text:style-name="P3">THERES PLENTY OF ME FOR EVERYONE TO MARRY!!!!!!!!!!!</text:p>
      <text:p text:style-name="P3">INDEED. AND FOR ALL WE KNOW ROXY MAY WANT TO HAVE BABIES WITH ME AS WELL!</text:p>
      <text:p text:style-name="P3"><text:soft-page-break/>ABSOTIVELY POSILUTELY MY DARLING JANE!</text:p>
      <text:p text:style-name="P2">_</text:p>
      <text:p text:style-name="P2">4. RxLa2; TrJn4: =007631</text:p>
      <text:p text:style-name="P3">JANE I THINK ROXY IS PLAYING HIDE AND SEEK WITH US!</text:p>
      <text:p text:style-name="P3">YOU THERE! THE MAN IN THE TALL RUMPLED HAT!</text:p>
      <text:p text:style-name="P3">HAVE YOU SEEN OUR FRIEND ROXY?</text:p>
      <text:p text:style-name="P3">YOO HOOOOOOOOOOO!</text:p>
      <text:p text:style-name="P3">OLLY OLLY OXEN FREE!</text:p>
      <text:p text:style-name="P2">_</text:p>
      <text:p text:style-name="P2">5. RxLa3; TrJn5: =007632</text:p>
      <text:p text:style-name="P3">WHATS THAT JANE!</text:p>
      <text:p text:style-name="P3">SHE IS???????????</text:p>
      <text:p text:style-name="P3">OH YES! LETS ALL OVERCOME OUR PERSONAL PROBLEMS AND GROW TOGETHER AS BETTER HUMAN BEINGS!</text:p>
      <text:p text:style-name="P3">OH MY GOD I CANT WAIT FOR THIS TO HAPPEN!</text:p>
      <text:p text:style-name="P2">_</text:p>
      <text:p text:style-name="P2">6. RxLa4; TrJn6: =007633</text:p>
      <text:p text:style-name="P3">SHES AROUND HERE SOMEWHERE JANE. I CAN FEEL IT!</text:p>
      <text:p text:style-name="P3">MARCO!</text:p>
      <text:p text:style-name="P3">MARCO!!!!!!!!!!!</text:p>
      <text:p text:style-name="P2">_</text:p>
      <text:p text:style-name="P2">7. RxLa5: =007635</text:p>
      <text:p text:style-name="P3">MAAAAAAAAAAARCO!</text:p>
      <text:p text:style-name="P2">_</text:p>
      <text:p text:style-name="P2">8. TrJn7; TrRx1; ES3: =007643</text:p>
      <text:p text:style-name="P3">MY PLEASURE ROXY!</text:p>
      <text:p text:style-name="P3">ROXY AND JANE THIS IS SO CAPITAL. THAT WE ARE TOGETHER LIKE THIS <text:soft-page-break/>AND HAPPY.</text:p>
      <text:p text:style-name="P3">OH GOLLY YOURE RIGHT! LETS GO SEE HIM STRAIGHTAWAY!</text:p>
      <text:p text:style-name="P3">OH HO! YOURE SPOT ON ROXY LETS GO GET FEFETA AND MAKE THIS PARTY THAT MUCH SWEETER!</text:p>
      <text:p text:style-name="P3">I DO! I DO!</text:p>
      <text:p text:style-name="P3">YES THE IMPORTANT THING IS THAT WE LEARN FROM THEM AND THEN SOLVE OUR PERSONAL PROBLEMS BY FACING THEM HEAD ON!</text:p>
      <text:p text:style-name="P3">NOT A CHANCE WISE GUY! YOURE THE LIFE OF THE PART!</text:p>
      <text:p text:style-name="P3">HAHAHAHAHAHAHAHAHAHAHA!</text:p>
      <text:p text:style-name="P2">_</text:p>
      <text:p text:style-name="P2">9. DiSt1: =007648</text:p>
      <text:p text:style-name="P3">DIRK!</text:p>
      <text:p text:style-name="P2">_</text:p>
      <text:p text:style-name="P2">10. DiSt2: =007649</text:p>
      <text:p text:style-name="P3">DIIIIIIIIIIIRK!</text:p>
      <text:p text:style-name="P2">_</text:p>
      <text:p text:style-name="P2">11. DiSt3: =007650</text:p>
      <text:p text:style-name="P3">DIRK DIRK DIRK DIRK DIRK DIRK DIRK DIRK DIRK DIRK DIRK!</text:p>
      <text:p text:style-name="P2">_</text:p>
      <text:p text:style-name="P2">12. TrJn8; TrRx2; DiSt4; ARSp1: =007659</text:p>
      <text:p text:style-name="P3">WHOOPIEEEEEEEEEEE!</text:p>
      <text:p text:style-name="P3">YEAD IRK</text:p>
      <text:p text:style-name="P3">LEST SEE YOU POPE AND LOCK!</text:p>
      <text:p text:style-name="P3">BOB HOWDY!</text:p>
      <text:p text:style-name="P3">DINK YOUR DOPPLEWHOSHIT IS FREAKIN CUT!</text:p>
      <text:p text:style-name="P3">HES IS TRULEY A MANS MAN.</text:p>
      <text:p text:style-name="P3">WHAO HEY LADIES LET US NOTE BE HASTY IN EXSHLUDING DIRK FROM OUR HAPPY MARITAL PLANS.</text:p>
      <text:p text:style-name="P3"><text:soft-page-break/>DIRK IAVE BEEN WANNING TO SAY THAT BEFORE I SOVED ALL MY PROSBLEMS I WAS FEELING SO BAD ABOUT THINGS WITH YOU.</text:p>
      <text:p text:style-name="P3">BUT NOW THAT IM HAPPY I HAV THE ANSWER ON HOW TO MAKE ERVYONE HAPPY!</text:p>
      <text:p text:style-name="P3">YOU ME ROXY AND OF COURS JANE WHO WAS IN LOVE WITH ME JUST LIKE YOU!</text:p>
      <text:p text:style-name="P3">SO I FOUD OUT THE BEST WAY TO RESOLVE ROMANIC CONFLICT IS FOR EVERYBRONY TO MARRY EACHOTTER!</text:p>
      <text:p text:style-name="P3">WHAT YOU SHAY PAL WANDA GET MARRIED TO ME? :D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30" meta:word-count="653" meta:character-count="3250"/>
    <meta:generator>OpenOffice/4.1.2$Win32 OpenOffice.org_project/412m3$Build-9782</meta:generator>
  </office:meta>
</office:document-meta>
</file>